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317b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" text:style-name="Internet_20_link" text:visited-style-name="Visited_20_Internet_20_Link"><text:span text:style-name="T1">https://www.researchgate.net/profile/Vladimir-Trajkovik/publication/365202930_Reproducibility_of_Published_Educational_Recommendation_Systems_Systematic_Review/links/63b47099a03100368a4e0ae2/Reproducibility-of-Published-Educational-Recommendation-Systems-Systematic-Review.pdf?__cf_chl_tk=VOLkhUEaojsM7JyV2WdYuvKsFoIZAomak5N4.P3Xqiw-1745751101-1.0.1.1-upTwIOwvyFkRxwxI5x0L5rdnmH6QmkQdVghzlGgqurg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5:04:43.6800000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395" meta:non-whitespace-character-count="395"/>
    <meta:generator>LibreOffice/7.4.1.2$Windows_X86_64 LibreOffice_project/3c58a8f3a960df8bc8fd77b461821e42c061c5f0</meta:generator>
  </office:meta>
</office:document-meta>
</file>